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<text:p>identation 1</text:p><text:p>identation 2</text:p><text:p>identation 3</text:p></text:p>
      <text:p><text:line-break/></text:p>
      <text:list text:style-name="podNumberedList">
        <text:list-item>
          <text:p text:style-name="podNumberItem">point numéroté 1</text:p>
        </text:list-item>
        <text:list-item>
          <text:list text:style-name="podNumberedList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span><text:span text:style-name="podBold">texte normal<text:line-break/></text:span><text:line-break/></text:span></text:p>
      <text:list text:style-name="podNumberedList">
        <text:list-item>
          <text:p text:style-name="podNumberItem">romain maj 1</text:p>
        </text:list-item>
        <text:list-item>
          <text:p text:style-name="podNumberItem">romain maj  2</text:p>
        </text:list-item>
      </text:list>
      <text:p><text:line-break/></text:p>
      <text:list text:style-name="podNumberedList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podNumberedList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podNumberedList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